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9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bold" style:family="table-cell" style:parent-style-name="Default">
      <style:table-cell-properties style:text-align-source="value-type" style:repeat-content="false" fo:padding-bottom="0.035cm" fo:padding-left="0.035cm" fo:padding-right="0.101cm" fo:padding-top="0.035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01cm"/>
    </style:style>
    <style:style style:name="ce3" style:family="table-cell" style:parent-style-name="Default">
      <style:table-cell-properties style:text-align-source="fix" style:repeat-content="false" fo:padding-bottom="0.035cm" fo:padding-left="0.035cm" fo:padding-right="0.101cm" fo:padding-top="0.035cm"/>
      <style:paragraph-properties fo:text-align="end"/>
    </style:style>
    <style:style style:name="bold_left_bg_gray_grid_06pt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12cm"/>
      <style:text-properties fo:font-weight="bold" style:font-weight-asian="bold" style:font-weight-complex="bold"/>
    </style:style>
    <style:style style:name="decimal2_grid_06pt" style:family="table-cell" style:parent-style-name="Default" style:data-style-name="N2">
      <style:table-cell-properties fo:border="0.06pt solid #000000" fo:padding-bottom="0.035cm" fo:padding-left="0.035cm" fo:padding-right="0.12cm" fo:padding-top="0.035cm"/>
      <style:paragraph-properties fo:margin-left="0.12cm"/>
    </style:style>
    <style:style style:name="decimal3_grid_06pt" style:family="table-cell" style:parent-style-name="Default" style:data-style-name="N117">
      <style:table-cell-properties fo:border="0.06pt solid #000000" fo:padding-bottom="0.035cm" fo:padding-left="0.035cm" fo:padding-right="0.12cm" fo:padding-top="0.035cm"/>
      <style:paragraph-properties fo:margin-left="0.12cm"/>
    </style:style>
    <style:style style:name="center_integer_no_zero_grid_06pt" style:family="table-cell" style:parent-style-name="Default" style:data-style-name="N116">
      <style:table-cell-properties style:text-align-source="fix" style:repeat-content="false" fo:border="0.06pt solid #000000"/>
      <style:paragraph-properties fo:text-align="center"/>
    </style:style>
    <style:style style:name="bg_yellow_grid06" style:family="table-cell" style:parent-style-name="Default">
      <style:table-cell-properties fo:background-color="#fff9ae" fo:border="0.06pt solid #000000" fo:padding-bottom="0.035cm" fo:padding-left="0.035cm" fo:padding-right="0.12cm" fo:padding-top="0.035cm"/>
      <style:paragraph-properties fo:margin-left="0.12cm"/>
    </style:style>
    <style:style style:name="blue_named_grid" style:family="table-cell" style:parent-style-name="Default">
      <style:table-cell-properties fo:background-color="#aaaaff" fo:border="0.06pt solid #000000" fo:padding-bottom="0.035cm" fo:padding-left="0.035cm" fo:padding-right="0.12cm" fo:padding-top="0.035cm"/>
      <style:paragraph-properties fo:margin-left="0.12cm"/>
    </style:style>
    <style:style style:name="ce10" style:family="table-cell" style:parent-style-name="Default" style:data-style-name="N37"/>
    <style:style style:name="ce11" style:family="table-cell" style:parent-style-name="Default" style:data-style-name="N61"/>
    <style:style style:name="ce12" style:family="table-cell" style:parent-style-name="Default" style:data-style-name="N99"/>
  </office:automatic-styles>
  <office:body>
    <office:spreadsheet>
      <table:table table:name="first ta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2"/>
        <table:table-column table:style-name="co5" table:default-cell-style-name="ce3"/>
        <table:table-column table:style-name="co5" table:number-columns-repeated="2" table:default-cell-style-name="ce2"/>
        <table:table-column table:style-name="co5" table:default-cell-style-name="ce3"/>
        <table:table-row table:style-name="ro1">
          <table:table-cell table:style-name="bold" office:value-type="string" calcext:value-type="string" table:number-columns-spanned="3" table:number-rows-spanned="2">
            <text:p>spanned cell</text:p>
          </table:table-cell>
          <table:covered-table-cell table:number-columns-repeated="2"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 table:number-columns-spanned="2" table:number-rows-spanned="2">
            <text:p>h</text:p>
          </table:table-cell>
          <table:covered-table-cell/>
          <table:table-cell table:style-name="ce2" office:value-type="string" calcext:value-type="string">
            <text:p>j</text:p>
          </table:table-cell>
        </table:table-row>
        <table:table-row table:style-name="ro1">
          <table:covered-table-cell table:number-columns-repeated="3" table:style-name="ce2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covered-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51" calcext:value-type="float" table:number-columns-spanned="1" table:number-rows-spanned="2">
            <text:p>51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71" calcext:value-type="float" table:number-columns-spanned="3" table:number-rows-spanned="1">
            <text:p>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covered-table-cell table:style-name="ce3" office:value-type="float" office:value="52" calcext:value-type="float">
            <text:p>52</text:p>
          </table:covered-table-cell>
          <table:table-cell office:value-type="float" office:value="62" calcext:value-type="float">
            <text:p>6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</table:table-row>
      </table:table>
      <table:table table:name="second tab" table:style-name="ta1">
        <table:table-column table:style-name="co6" table:default-cell-style-name="bold_left_bg_gray_grid_06pt"/>
        <table:table-column table:style-name="co5" table:number-columns-repeated="9" table:default-cell-style-name="bold_left_bg_gray_grid_06p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2">
          <table:table-cell table:style-name="decimal2_grid_06pt" office:value-type="float" office:value="100.01" calcext:value-type="float">
            <text:p>100,01</text:p>
          </table:table-cell>
          <table:table-cell table:style-name="decimal2_grid_06pt" office:value-type="float" office:value="110.02" calcext:value-type="float">
            <text:p>110,02</text:p>
          </table:table-cell>
          <table:table-cell table:style-name="decimal2_grid_06pt" office:value-type="string" calcext:value-type="string">
            <text:p>hop</text:p>
          </table:table-cell>
          <table:table-cell table:style-name="decimal2_grid_06pt" office:value-type="float" office:value="130" calcext:value-type="float">
            <text:p>130,00</text:p>
          </table:table-cell>
          <table:table-cell table:style-name="decimal2_grid_06pt" office:value-type="float" office:value="140" calcext:value-type="float">
            <text:p>140,00</text:p>
          </table:table-cell>
          <table:table-cell table:style-name="decimal2_grid_06pt" office:value-type="float" office:value="150" calcext:value-type="float">
            <text:p>150,00</text:p>
          </table:table-cell>
          <table:table-cell table:style-name="decimal2_grid_06pt" office:value-type="float" office:value="160" calcext:value-type="float">
            <text:p>160,00</text:p>
          </table:table-cell>
          <table:table-cell table:style-name="decimal2_grid_06pt" office:value-type="float" office:value="170" calcext:value-type="float">
            <text:p>170,00</text:p>
          </table:table-cell>
          <table:table-cell table:style-name="decimal2_grid_06pt" office:value-type="float" office:value="180" calcext:value-type="float">
            <text:p>180,00</text:p>
          </table:table-cell>
          <table:table-cell table:style-name="decimal2_grid_06pt" office:value-type="float" office:value="190" calcext:value-type="float">
            <text:p>190,00</text:p>
          </table:table-cell>
        </table:table-row>
        <table:table-row table:style-name="ro2">
          <table:table-cell table:style-name="decimal3_grid_06pt" office:value-type="float" office:value="101" calcext:value-type="float">
            <text:p>101,000</text:p>
          </table:table-cell>
          <table:table-cell table:style-name="decimal3_grid_06pt" office:value-type="float" office:value="111" calcext:value-type="float">
            <text:p>111,000</text:p>
          </table:table-cell>
          <table:table-cell table:style-name="bg_yellow_grid06" office:value-type="float" office:value="121" calcext:value-type="float">
            <text:p>121</text:p>
          </table:table-cell>
          <table:table-cell table:style-name="decimal3_grid_06pt" office:value-type="float" office:value="131" calcext:value-type="float">
            <text:p>131,000</text:p>
          </table:table-cell>
          <table:table-cell table:style-name="blue_named_grid" office:value-type="float" office:value="141" calcext:value-type="float">
            <text:p>141</text:p>
          </table:table-cell>
          <table:table-cell table:style-name="decimal3_grid_06pt" office:value-type="float" office:value="151" calcext:value-type="float">
            <text:p>151,000</text:p>
          </table:table-cell>
          <table:table-cell table:style-name="decimal3_grid_06pt" office:value-type="float" office:value="161" calcext:value-type="float">
            <text:p>161,000</text:p>
          </table:table-cell>
          <table:table-cell table:style-name="decimal3_grid_06pt" office:value-type="float" office:value="171" calcext:value-type="float">
            <text:p>171,000</text:p>
          </table:table-cell>
          <table:table-cell table:style-name="decimal3_grid_06pt" office:value-type="float" office:value="181" calcext:value-type="float">
            <text:p>181,000</text:p>
          </table:table-cell>
          <table:table-cell table:style-name="decimal3_grid_06pt" office:value-type="float" office:value="191" calcext:value-type="float">
            <text:p>191,000</text:p>
          </table:table-cell>
        </table:table-row>
        <table:table-row table:style-name="ro2">
          <table:table-cell table:style-name="center_integer_no_zero_grid_06pt" office:value-type="float" office:value="102.314" calcext:value-type="float">
            <text:p>102</text:p>
          </table:table-cell>
          <table:table-cell table:style-name="center_integer_no_zero_grid_06pt" office:value-type="float" office:value="112" calcext:value-type="float">
            <text:p>112</text:p>
          </table:table-cell>
          <table:table-cell table:style-name="center_integer_no_zero_grid_06pt" office:value-type="float" office:value="122" calcext:value-type="float">
            <text:p>122</text:p>
          </table:table-cell>
          <table:table-cell table:style-name="center_integer_no_zero_grid_06pt" office:value-type="float" office:value="132" calcext:value-type="float">
            <text:p>132</text:p>
          </table:table-cell>
          <table:table-cell table:style-name="center_integer_no_zero_grid_06pt" office:value-type="float" office:value="0" calcext:value-type="float">
            <text:p/>
          </table:table-cell>
          <table:table-cell table:style-name="center_integer_no_zero_grid_06pt" office:value-type="float" office:value="152" calcext:value-type="float">
            <text:p>152</text:p>
          </table:table-cell>
          <table:table-cell table:style-name="center_integer_no_zero_grid_06pt" office:value-type="float" office:value="0" calcext:value-type="float">
            <text:p/>
          </table:table-cell>
          <table:table-cell table:style-name="center_integer_no_zero_grid_06pt" office:value-type="float" office:value="172" calcext:value-type="float">
            <text:p>172</text:p>
          </table:table-cell>
          <table:table-cell table:style-name="center_integer_no_zero_grid_06pt" office:value-type="float" office:value="0" calcext:value-type="float">
            <text:p/>
          </table:table-cell>
          <table:table-cell table:style-name="center_integer_no_zero_grid_06pt" office:value-type="float" office:value="192" calcext:value-type="float">
            <text:p>192</text:p>
          </table:table-cell>
        </table:table-row>
      </table:table>
      <table:table table:name="third tab" table:style-name="ta1"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int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table:style-name="ce10" office:value-type="date" office:date-value="2024-01-25" calcext:value-type="date">
            <text:p>25/01/24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style-name="ce11" office:value-type="time" office:time-value="PT09H10M00S" calcext:value-type="time">
            <text:p>09:10:00</text:p>
          </table:table-cell>
        </table:table-row>
        <table:table-row table:style-name="ro2">
          <table:table-cell office:value-type="string" calcext:value-type="string">
            <text:p>bool</text:p>
          </table:table-cell>
          <table:table-cell table:style-name="ce12" office:value-type="boolean" office:boolean-value="true" calcext:value-type="boolean">
            <text:p>VR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09:06:30.390874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18-04-18T00:42:50.780164000</meta:creation-date>
    <dc:language>fr-FR</dc:language>
    <meta:editing-cycles>2</meta:editing-cycles>
    <meta:editing-duration>PT3M20S</meta:editing-duration>
    <dc:date>2024-08-25T09:09:49.851092269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